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90000022162B5F2633DFE99A6.png" manifest:media-type="image/png"/>
  <manifest:file-entry manifest:full-path="Pictures/10000001000006500000022C72400C09554DCD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5.849cm" draw:z-index="0"><draw:image xlink:href="Pictures/10000001000006500000022C72400C09554DCD3A.png" xlink:type="simple" xlink:show="embed" xlink:actuate="onLoad" draw:mime-type="image/png"/></draw:frame><draw:frame draw:style-name="fr1" draw:name="Image2" text:anchor-type="char" svg:x="0.081cm" svg:y="6.288cm" svg:width="17cm" svg:height="7.87cm" draw:z-index="1"><draw:image xlink:href="Pictures/10000001000004990000022162B5F2633DFE99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4:35:33.997131387</meta:creation-date>
    <dc:date>2023-11-04T14:36:51.483177675</dc:date>
    <meta:editing-duration>PT1M1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